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dcdfb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666666" draw:textarea-horizontal-align="center" draw:textarea-vertical-align="middle"/>
    </style:style>
    <style:style style:name="gr5" style:family="graphic" style:parent-style-name="standard">
      <style:graphic-properties draw:fill="solid" draw:fill-color="#e2a9a9" draw:textarea-horizontal-align="center" draw:textarea-vertical-align="middl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9" style:family="graphic" style:parent-style-name="standard">
      <style:graphic-properties draw:fill="solid" draw:fill-color="#af927a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fill-color="#af927a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a9e2a9" draw:textarea-horizontal-align="center" draw:textarea-vertical-align="middle"/>
    </style:style>
    <style:style style:name="gr14" style:family="graphic" style:parent-style-name="standard">
      <style:graphic-properties draw:fill="solid" draw:fill-color="#a9e2a9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82cm"/>
    </style:style>
    <style:style style:name="gr16" style:family="graphic" style:parent-style-name="standard">
      <style:graphic-properties draw:fill="solid" draw:fill-color="#e6e6e6" draw:textarea-horizontal-align="center" draw:textarea-vertical-align="middle"/>
    </style:style>
    <style:style style:name="gr17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6" draw:id="id6" draw:layer="layout" svg:width="3.81cm" svg:height="1.27cm" svg:x="19.05cm" svg:y="7.62cm">
          <text:p text:style-name="P1">action.php</text:p>
        </draw:rect>
        <draw:rect draw:style-name="gr2" draw:text-style-name="P1" draw:layer="layout" svg:width="3.81cm" svg:height="1.27cm" svg:x="15.875cm" svg:y="17.145cm">
          <text:p text:style-name="P1">database.php</text:p>
        </draw:rect>
        <draw:rect draw:style-name="gr2" draw:text-style-name="P1" draw:layer="layout" svg:width="3.81cm" svg:height="1.27cm" svg:x="6.985cm" svg:y="19.05cm">
          <text:p text:style-name="P1">go.php</text:p>
        </draw:rect>
        <draw:rect draw:style-name="gr2" draw:text-style-name="P1" draw:layer="layout" svg:width="3.81cm" svg:height="1.27cm" svg:x="1.27cm" svg:y="19.05cm">
          <text:p text:style-name="P1">home1.php</text:p>
        </draw:rect>
        <draw:rect draw:style-name="gr3" draw:text-style-name="P1" xml:id="id2" draw:id="id2" draw:layer="layout" svg:width="3.81cm" svg:height="1.27cm" svg:x="2.54cm" svg:y="5.0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.php</text:p>
        </draw:rect>
        <draw:rect draw:style-name="gr4" draw:text-style-name="P2" draw:layer="layout" svg:width="3.81cm" svg:height="1.27cm" svg:x="22.86cm" svg:y="17.145cm">
          <text:p text:style-name="P2"><text:span text:style-name="T1">james</text:span></text:p>
        </draw:rect>
        <draw:rect draw:style-name="gr5" draw:text-style-name="P1" xml:id="id4" draw:id="id4" draw:layer="layout" svg:width="3.81cm" svg:height="1.27cm" svg:x="8.255cm" svg:y="5.08cm">
          <text:p text:style-name="P1">jquery</text:p>
        </draw:rect>
        <draw:rect draw:style-name="gr5" draw:text-style-name="P1" xml:id="id5" draw:id="id5" draw:layer="layout" svg:width="3.81cm" svg:height="1.27cm" svg:x="8.255cm" svg:y="7.6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script.js</text:p>
        </draw:rect>
        <draw:rect draw:style-name="gr3" draw:text-style-name="P1" xml:id="id3" draw:id="id3" draw:layer="layout" svg:width="3.81cm" svg:height="1.27cm" svg:x="8.255cm" svg:y="2.54cm">
          <text:p text:style-name="P1">style.css</text:p>
        </draw:rect>
        <draw:rect draw:style-name="gr1" draw:text-style-name="P1" xml:id="id8" draw:id="id8" draw:layer="layout" svg:width="3.81cm" svg:height="1.27cm" svg:x="15.875cm" svg:y="10.16cm">
          <text:p text:style-name="P1">time.php</text:p>
        </draw:rect>
        <draw:rect draw:style-name="gr2" draw:text-style-name="P1" draw:layer="layout" svg:width="3.81cm" svg:height="1.27cm" svg:x="1.27cm" svg:y="16.51cm">
          <text:p text:style-name="P1">trader.php</text:p>
        </draw:rect>
        <draw:rect draw:style-name="gr4" draw:text-style-name="P2" draw:layer="layout" svg:width="3.81cm" svg:height="1.27cm" svg:x="22.86cm" svg:y="19.05cm">
          <text:p text:style-name="P2"><text:span text:style-name="T1">secret</text:span></text:p>
        </draw:rect>
        <draw:custom-shape draw:style-name="gr6" draw:text-style-name="P1" xml:id="id1" draw:id="id1" draw:layer="layout" svg:width="1.27cm" svg:height="1.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2.54cm" svg:y2="5.715cm" draw:start-shape="id1" draw:start-glue-point="8" draw:end-shape="id2" draw:end-glue-point="3" svg:d="M1270 1905v3810h1270">
          <text:p/>
        </draw:connector>
        <draw:connector draw:style-name="gr7" draw:text-style-name="P1" draw:layer="layout" svg:x1="6.35cm" svg:y1="5.715cm" svg:x2="8.255cm" svg:y2="3.175cm" draw:start-shape="id2" draw:start-glue-point="1" draw:end-shape="id3" draw:end-glue-point="3" svg:d="M6350 5715h953v-2540h952">
          <text:p/>
        </draw:connector>
        <draw:connector draw:style-name="gr7" draw:text-style-name="P1" draw:layer="layout" svg:x1="6.35cm" svg:y1="5.715cm" svg:x2="8.255cm" svg:y2="5.715cm" draw:start-shape="id2" draw:start-glue-point="1" draw:end-shape="id4" draw:end-glue-point="3" svg:d="M6350 5715h1905">
          <text:p/>
        </draw:connector>
        <draw:connector draw:style-name="gr7" draw:text-style-name="P1" draw:layer="layout" svg:x1="6.35cm" svg:y1="5.715cm" svg:x2="8.255cm" svg:y2="8.255cm" draw:start-shape="id2" draw:start-glue-point="1" draw:end-shape="id5" draw:end-glue-point="3" svg:d="M6350 5715h953v2540h952">
          <text:p/>
        </draw:connector>
        <draw:connector draw:style-name="gr8" draw:text-style-name="P1" draw:layer="layout" draw:type="line" svg:x1="12.065cm" svg:y1="8.255cm" svg:x2="19.05cm" svg:y2="8.255cm" draw:start-shape="id5" draw:start-glue-point="1" draw:end-shape="id6" draw:end-glue-point="3" svg:d="M12065 8255h6985">
          <text:p/>
        </draw:connector>
        <draw:rect draw:style-name="gr9" draw:text-style-name="P1" xml:id="id7" draw:id="id7" draw:layer="layout" svg:width="3.81cm" svg:height="1.27cm" svg:x="13.97cm" svg:y="6.35cm">
          <text:p text:style-name="P1">func, json</text:p>
        </draw:rect>
        <draw:connector draw:style-name="gr10" draw:text-style-name="P1" draw:layer="layout" svg:x1="15.875cm" svg:y1="7.62cm" svg:x2="19.05cm" svg:y2="8.255cm" draw:start-shape="id7" draw:start-glue-point="2" draw:end-shape="id6" draw:end-glue-point="3" svg:d="M15875 7620v635h3175">
          <text:p/>
        </draw:connector>
        <draw:connector draw:style-name="gr11" draw:text-style-name="P1" draw:layer="layout" svg:x1="12.065cm" svg:y1="8.255cm" svg:x2="15.875cm" svg:y2="10.795cm" draw:start-shape="id5" draw:start-glue-point="1" draw:end-shape="id8" svg:d="M12065 8255h1905v2540h1905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1T0">
        <draw:rect draw:style-name="gr3" draw:text-style-name="P1" xml:id="id10" draw:id="id10" draw:layer="layout" svg:width="3.81cm" svg:height="1.27cm" svg:x="2.54cm" svg:y="3.175cm">
          <text:p text:style-name="P1">home.php</text:p>
        </draw:rect>
        <draw:rect draw:style-name="gr2" draw:text-style-name="P1" draw:layer="layout" svg:width="3.81cm" svg:height="1.27cm" svg:x="22.225cm" svg:y="1.27cm">
          <text:p text:style-name="P1">jquery</text:p>
        </draw:rect>
        <draw:custom-shape draw:style-name="gr6" draw:text-style-name="P1" xml:id="id9" draw:id="id9" draw:layer="layout" svg:width="1.27cm" svg:height="1.27cm" svg:x="0.635cm" svg:y="0.635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2.54cm" svg:y2="3.81cm" draw:start-shape="id9" draw:start-glue-point="8" draw:end-shape="id10" draw:end-glue-point="3" svg:d="M1270 1905v1905h1270">
          <text:p/>
        </draw:connector>
        <draw:rect draw:style-name="gr3" draw:text-style-name="P1" xml:id="id11" draw:id="id11" draw:layer="layout" svg:width="3.81cm" svg:height="1.27cm" svg:x="7.62cm" svg:y="2.54cm">
          <text:p text:style-name="P1">head</text:p>
        </draw:rect>
        <draw:rect draw:style-name="gr3" draw:text-style-name="P1" xml:id="id12" draw:id="id12" draw:layer="layout" svg:width="3.81cm" svg:height="1.27cm" svg:x="7.62cm" svg:y="5.08cm">
          <text:p text:style-name="P1">body</text:p>
        </draw:rect>
        <draw:connector draw:style-name="gr7" draw:text-style-name="P1" draw:layer="layout" svg:x1="6.35cm" svg:y1="3.81cm" svg:x2="7.62cm" svg:y2="3.175cm" draw:start-shape="id10" draw:start-glue-point="1" draw:end-shape="id11" draw:end-glue-point="3" svg:d="M6350 3810h635v-635h635">
          <text:p/>
        </draw:connector>
        <draw:connector draw:style-name="gr7" draw:text-style-name="P1" draw:layer="layout" svg:x1="6.35cm" svg:y1="3.81cm" svg:x2="7.62cm" svg:y2="5.715cm" draw:start-shape="id10" draw:start-glue-point="1" draw:end-shape="id12" draw:end-glue-point="3" svg:d="M6350 3810h635v1905h635">
          <text:p/>
        </draw:connector>
        <draw:rect draw:style-name="gr3" draw:text-style-name="P1" xml:id="id13" draw:id="id13" draw:layer="layout" svg:width="3.81cm" svg:height="1.27cm" svg:x="13.335cm" svg:y="5.08cm">
          <text:p text:style-name="P1">#clock</text:p>
        </draw:rect>
        <draw:rect draw:style-name="gr3" draw:text-style-name="P1" xml:id="id14" draw:id="id14" draw:layer="layout" svg:width="3.81cm" svg:height="1.27cm" svg:x="13.335cm" svg:y="6.985cm">
          <text:p text:style-name="P1">#status</text:p>
        </draw:rect>
        <draw:rect draw:style-name="gr3" draw:text-style-name="P1" xml:id="id15" draw:id="id15" draw:layer="layout" svg:width="3.81cm" svg:height="1.27cm" svg:x="13.335cm" svg:y="8.89cm">
          <text:p text:style-name="P1">#debug</text:p>
        </draw:rect>
        <draw:rect draw:style-name="gr3" draw:text-style-name="P1" xml:id="id16" draw:id="id16" draw:layer="layout" svg:width="3.81cm" svg:height="1.27cm" svg:x="13.335cm" svg:y="10.795cm">
          <text:p text:style-name="P1">#exchange</text:p>
        </draw:rect>
        <draw:connector draw:style-name="gr7" draw:text-style-name="P1" draw:layer="layout" svg:x1="11.43cm" svg:y1="5.715cm" svg:x2="13.335cm" svg:y2="5.715cm" draw:start-shape="id12" draw:start-glue-point="1" draw:end-shape="id13" svg:d="M11430 5715h1905">
          <text:p/>
        </draw:connector>
        <draw:connector draw:style-name="gr7" draw:text-style-name="P1" draw:layer="layout" svg:x1="11.43cm" svg:y1="5.715cm" svg:x2="13.335cm" svg:y2="7.62cm" draw:start-shape="id12" draw:start-glue-point="1" draw:end-shape="id14" draw:end-glue-point="3" svg:d="M11430 5715h953v1905h952">
          <text:p/>
        </draw:connector>
        <draw:connector draw:style-name="gr7" draw:text-style-name="P1" draw:layer="layout" svg:x1="11.43cm" svg:y1="5.715cm" svg:x2="13.335cm" svg:y2="9.525cm" draw:start-shape="id12" draw:start-glue-point="1" draw:end-shape="id15" draw:end-glue-point="3" svg:d="M11430 5715h953v3810h952">
          <text:p/>
        </draw:connector>
        <draw:connector draw:style-name="gr7" draw:text-style-name="P1" draw:layer="layout" svg:x1="11.43cm" svg:y1="5.715cm" svg:x2="13.335cm" svg:y2="11.43cm" draw:start-shape="id12" draw:start-glue-point="1" draw:end-shape="id16" draw:end-glue-point="3" svg:d="M11430 5715h953v5715h952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 presentation:presentation-page-layout-name="AL1T0">
        <draw:rect draw:style-name="gr5" draw:text-style-name="P1" xml:id="id18" draw:id="id18" draw:layer="layout" svg:width="3.81cm" svg:height="1.27cm" svg:x="3.175cm" svg:y="1.905cm">
          <text:p text:style-name="P1">script.js</text:p>
        </draw:rect>
        <draw:custom-shape draw:style-name="gr6" draw:text-style-name="P1" xml:id="id17" draw:id="id17" draw:layer="layout" svg:width="1.27cm" svg:height="1.27cm" svg:x="0.635cm" svg:y="0.635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27cm" svg:y1="1.905cm" svg:x2="3.175cm" svg:y2="2.54cm" draw:start-shape="id17" draw:start-glue-point="8" draw:end-shape="id18" draw:end-glue-point="3" svg:d="M1270 1905v635h1905">
          <text:p/>
        </draw:connector>
        <draw:rect draw:style-name="gr5" draw:text-style-name="P1" xml:id="id21" draw:id="id21" draw:layer="layout" svg:width="3.81cm" svg:height="1.27cm" svg:x="12.065cm" svg:y="3.175cm">
          <text:p text:style-name="P1">docReady()</text:p>
        </draw:rect>
        <draw:rect draw:style-name="gr5" draw:text-style-name="P1" xml:id="id22" draw:id="id22" draw:layer="layout" svg:width="3.81cm" svg:height="1.27cm" svg:x="6.35cm" svg:y="8.89cm">
          <text:p text:style-name="P1">advanceTime()</text:p>
        </draw:rect>
        <draw:rect draw:style-name="gr5" draw:text-style-name="P1" xml:id="id23" draw:id="id23" draw:layer="layout" svg:width="3.81cm" svg:height="1.27cm" svg:x="23.495cm" svg:y="0.635cm">
          <text:p text:style-name="P1">bidButton()</text:p>
        </draw:rect>
        <draw:rect draw:style-name="gr13" draw:text-style-name="P1" xml:id="id31" draw:id="id31" draw:layer="layout" svg:width="3.81cm" svg:height="1.27cm" svg:x="6.35cm" svg:y="17.145cm">
          <text:p text:style-name="P1">mode</text:p>
        </draw:rect>
        <draw:rect draw:style-name="gr13" draw:text-style-name="P1" xml:id="id19" draw:id="id19" draw:layer="layout" svg:width="3.81cm" svg:height="1.27cm" svg:x="6.35cm" svg:y="11.43cm">
          <text:p text:style-name="P1">trader</text:p>
        </draw:rect>
        <draw:rect draw:style-name="gr5" draw:text-style-name="P1" xml:id="id24" draw:id="id24" draw:layer="layout" svg:width="3.81cm" svg:height="1.27cm" svg:x="23.495cm" svg:y="2.54cm">
          <text:p text:style-name="P1">askButton()</text:p>
        </draw:rect>
        <draw:rect draw:style-name="gr5" draw:text-style-name="P1" xml:id="id25" draw:id="id25" draw:layer="layout" svg:width="3.81cm" svg:height="1.27cm" svg:x="23.495cm" svg:y="4.445cm">
          <text:p text:style-name="P1">buttonA()</text:p>
        </draw:rect>
        <draw:rect draw:style-name="gr5" draw:text-style-name="P1" xml:id="id26" draw:id="id26" draw:layer="layout" svg:width="3.81cm" svg:height="1.27cm" svg:x="23.495cm" svg:y="6.35cm">
          <text:p text:style-name="P1">buttonB()</text:p>
        </draw:rect>
        <draw:rect draw:style-name="gr5" draw:text-style-name="P1" xml:id="id27" draw:id="id27" draw:layer="layout" svg:width="3.81cm" svg:height="1.27cm" svg:x="23.495cm" svg:y="8.255cm">
          <text:p text:style-name="P1">buttonC()</text:p>
        </draw:rect>
        <draw:rect draw:style-name="gr13" draw:text-style-name="P1" xml:id="id29" draw:id="id29" draw:layer="layout" svg:width="3.81cm" svg:height="1.27cm" svg:x="6.35cm" svg:y="13.335cm">
          <text:p text:style-name="P1">test</text:p>
        </draw:rect>
        <draw:rect draw:style-name="gr13" draw:text-style-name="P1" xml:id="id32" draw:id="id32" draw:layer="layout" svg:width="3.81cm" svg:height="1.27cm" svg:x="6.35cm" svg:y="19.05cm">
          <text:p text:style-name="P1">eTime</text:p>
        </draw:rect>
        <draw:rect draw:style-name="gr13" draw:text-style-name="P1" xml:id="id20" draw:id="id20" draw:layer="layout" svg:width="3.81cm" svg:height="1.27cm" svg:x="13.97cm" svg:y="5.715cm">
          <text:p text:style-name="P1">size</text:p>
        </draw:rect>
        <draw:connector draw:style-name="gr14" draw:text-style-name="P1" draw:layer="layout" svg:x1="10.16cm" svg:y1="12.065cm" svg:x2="13.97cm" svg:y2="6.35cm" draw:start-shape="id19" draw:start-glue-point="1" draw:end-shape="id20" draw:end-glue-point="3" svg:d="M10160 12065h1905v-5715h1905">
          <text:p/>
        </draw:connector>
        <draw:rect draw:style-name="gr5" draw:text-style-name="P1" xml:id="id28" draw:id="id28" draw:layer="layout" svg:width="3.81cm" svg:height="1.27cm" svg:x="6.35cm" svg:y="6.985cm">
          <text:p text:style-name="P1">cancelOrder()</text:p>
        </draw:rect>
        <draw:rect draw:style-name="gr13" draw:text-style-name="P1" xml:id="id30" draw:id="id30" draw:layer="layout" svg:width="3.81cm" svg:height="1.27cm" svg:x="6.35cm" svg:y="15.24cm">
          <text:p text:style-name="P1">status</text:p>
        </draw:rect>
        <draw:connector draw:style-name="gr14" draw:text-style-name="P1" draw:layer="layout" svg:x1="5.08cm" svg:y1="3.175cm" svg:x2="12.065cm" svg:y2="3.81cm" draw:start-shape="id18" draw:start-glue-point="2" draw:end-shape="id21" draw:end-glue-point="3" svg:d="M5080 3175v635h6985">
          <text:p/>
        </draw:connector>
        <draw:connector draw:style-name="gr14" draw:text-style-name="P1" draw:layer="layout" svg:x1="5.08cm" svg:y1="3.175cm" svg:x2="6.35cm" svg:y2="9.525cm" draw:start-shape="id18" draw:start-glue-point="2" draw:end-shape="id22" draw:end-glue-point="3" svg:d="M5080 3175v6350h1270">
          <text:p/>
        </draw:connector>
        <draw:connector draw:style-name="gr14" draw:text-style-name="P1" draw:layer="layout" svg:x1="15.875cm" svg:y1="3.81cm" svg:x2="23.495cm" svg:y2="1.27cm" draw:start-shape="id21" draw:start-glue-point="1" draw:end-shape="id23" draw:end-glue-point="3" svg:d="M15875 3810h3810v-2540h3810">
          <text:p/>
        </draw:connector>
        <draw:connector draw:style-name="gr14" draw:text-style-name="P1" draw:layer="layout" svg:x1="15.875cm" svg:y1="3.81cm" svg:x2="23.495cm" svg:y2="3.175cm" draw:start-shape="id21" draw:start-glue-point="1" draw:end-shape="id24" draw:end-glue-point="3" svg:d="M15875 3810h3810v-635h3810">
          <text:p/>
        </draw:connector>
        <draw:connector draw:style-name="gr14" draw:text-style-name="P1" draw:layer="layout" svg:x1="15.875cm" svg:y1="3.81cm" svg:x2="23.495cm" svg:y2="5.08cm" draw:start-shape="id21" draw:start-glue-point="1" draw:end-shape="id25" draw:end-glue-point="3" svg:d="M15875 3810h3810v1270h3810">
          <text:p/>
        </draw:connector>
        <draw:connector draw:style-name="gr14" draw:text-style-name="P1" draw:layer="layout" svg:x1="15.875cm" svg:y1="3.81cm" svg:x2="23.495cm" svg:y2="6.985cm" draw:start-shape="id21" draw:start-glue-point="1" draw:end-shape="id26" draw:end-glue-point="3" svg:d="M15875 3810h3810v3175h3810">
          <text:p/>
        </draw:connector>
        <draw:connector draw:style-name="gr14" draw:text-style-name="P1" draw:layer="layout" svg:x1="15.875cm" svg:y1="3.81cm" svg:x2="23.495cm" svg:y2="8.89cm" draw:start-shape="id21" draw:start-glue-point="1" draw:end-shape="id27" draw:end-glue-point="3" svg:d="M15875 3810h3810v5080h3810">
          <text:p/>
        </draw:connector>
        <draw:connector draw:style-name="gr14" draw:text-style-name="P1" draw:layer="layout" svg:x1="5.08cm" svg:y1="3.175cm" svg:x2="6.35cm" svg:y2="7.62cm" draw:start-shape="id18" draw:start-glue-point="2" draw:end-shape="id28" draw:end-glue-point="3" svg:d="M5080 3175v4445h1270">
          <text:p/>
        </draw:connector>
        <draw:connector draw:style-name="gr14" draw:text-style-name="P1" draw:layer="layout" svg:x1="5.08cm" svg:y1="3.175cm" svg:x2="6.35cm" svg:y2="12.065cm" draw:start-shape="id18" draw:start-glue-point="2" draw:end-shape="id19" draw:end-glue-point="3" svg:d="M5080 3175v8890h1270">
          <text:p/>
        </draw:connector>
        <draw:connector draw:style-name="gr14" draw:text-style-name="P1" draw:layer="layout" svg:x1="5.08cm" svg:y1="3.175cm" svg:x2="6.35cm" svg:y2="13.97cm" draw:start-shape="id18" draw:start-glue-point="2" draw:end-shape="id29" draw:end-glue-point="3" svg:d="M5080 3175v10795h1270">
          <text:p/>
        </draw:connector>
        <draw:connector draw:style-name="gr14" draw:text-style-name="P1" draw:layer="layout" svg:x1="5.08cm" svg:y1="3.175cm" svg:x2="6.35cm" svg:y2="15.875cm" draw:start-shape="id18" draw:start-glue-point="2" draw:end-shape="id30" draw:end-glue-point="3" svg:d="M5080 3175v12700h1270">
          <text:p/>
        </draw:connector>
        <draw:connector draw:style-name="gr14" draw:text-style-name="P1" draw:layer="layout" svg:x1="5.08cm" svg:y1="3.175cm" svg:x2="6.35cm" svg:y2="17.78cm" draw:start-shape="id18" draw:start-glue-point="2" draw:end-shape="id31" draw:end-glue-point="3" svg:d="M5080 3175v14605h1270">
          <text:p/>
        </draw:connector>
        <draw:connector draw:style-name="gr14" draw:text-style-name="P1" draw:layer="layout" svg:x1="5.08cm" svg:y1="3.175cm" svg:x2="6.35cm" svg:y2="19.685cm" draw:start-shape="id18" draw:start-glue-point="2" draw:end-shape="id32" draw:end-glue-point="3" svg:d="M5080 3175v16510h1270">
          <text:p/>
        </draw:connector>
        <draw:rect draw:style-name="gr13" draw:text-style-name="P1" xml:id="id33" draw:id="id33" draw:layer="layout" svg:width="3.81cm" svg:height="1.27cm" svg:x="13.97cm" svg:y="7.62cm">
          <text:p text:style-name="P1">usd</text:p>
        </draw:rect>
        <draw:rect draw:style-name="gr13" draw:text-style-name="P1" xml:id="id34" draw:id="id34" draw:layer="layout" svg:width="3.81cm" svg:height="1.27cm" svg:x="13.97cm" svg:y="9.525cm">
          <text:p text:style-name="P1">btc</text:p>
        </draw:rect>
        <draw:rect draw:style-name="gr13" draw:text-style-name="P1" xml:id="id35" draw:id="id35" draw:layer="layout" svg:width="3.81cm" svg:height="1.27cm" svg:x="13.97cm" svg:y="11.43cm">
          <text:p text:style-name="P1">bid</text:p>
        </draw:rect>
        <draw:rect draw:style-name="gr13" draw:text-style-name="P1" xml:id="id36" draw:id="id36" draw:layer="layout" svg:width="3.81cm" svg:height="1.27cm" svg:x="13.97cm" svg:y="15.24cm">
          <text:p text:style-name="P1">ask</text:p>
        </draw:rect>
        <draw:rect draw:style-name="gr13" draw:text-style-name="P1" xml:id="id37" draw:id="id37" draw:layer="layout" svg:width="3.81cm" svg:height="1.27cm" svg:x="13.97cm" svg:y="19.05cm">
          <text:p text:style-name="P1">spread</text:p>
        </draw:rect>
        <draw:connector draw:style-name="gr14" draw:text-style-name="P1" draw:layer="layout" svg:x1="10.16cm" svg:y1="12.065cm" svg:x2="13.97cm" svg:y2="8.255cm" draw:start-shape="id19" draw:start-glue-point="1" draw:end-shape="id33" svg:d="M10160 12065h1905v-3810h1905">
          <text:p/>
        </draw:connector>
        <draw:connector draw:style-name="gr14" draw:text-style-name="P1" draw:layer="layout" svg:x1="10.16cm" svg:y1="12.065cm" svg:x2="13.97cm" svg:y2="10.16cm" draw:start-shape="id19" draw:start-glue-point="1" draw:end-shape="id34" draw:end-glue-point="3" svg:d="M10160 12065h1905v-1905h1905">
          <text:p/>
        </draw:connector>
        <draw:connector draw:style-name="gr14" draw:text-style-name="P1" draw:layer="layout" svg:x1="10.16cm" svg:y1="12.065cm" svg:x2="13.97cm" svg:y2="12.065cm" draw:start-shape="id19" draw:start-glue-point="1" draw:end-shape="id35" draw:end-glue-point="3" svg:d="M10160 12065h3810">
          <text:p/>
        </draw:connector>
        <draw:connector draw:style-name="gr14" draw:text-style-name="P1" draw:layer="layout" svg:x1="10.16cm" svg:y1="12.065cm" svg:x2="13.97cm" svg:y2="15.875cm" draw:start-shape="id19" draw:start-glue-point="1" draw:end-shape="id36" draw:end-glue-point="3" svg:d="M10160 12065h1905v3810h1905">
          <text:p/>
        </draw:connector>
        <draw:connector draw:style-name="gr14" draw:text-style-name="P1" draw:layer="layout" svg:x1="10.16cm" svg:y1="12.065cm" svg:x2="13.97cm" svg:y2="19.685cm" draw:start-shape="id19" draw:start-glue-point="1" draw:end-shape="id37" svg:d="M10160 12065h1905v7620h1905">
          <text:p/>
        </draw:connector>
        <draw:rect draw:style-name="gr13" draw:text-style-name="P1" xml:id="id38" draw:id="id38" draw:layer="layout" svg:width="3.81cm" svg:height="1.27cm" svg:x="13.97cm" svg:y="13.335cm">
          <text:p text:style-name="P1">bidAdj</text:p>
        </draw:rect>
        <draw:rect draw:style-name="gr13" draw:text-style-name="P1" xml:id="id39" draw:id="id39" draw:layer="layout" svg:width="3.81cm" svg:height="1.27cm" svg:x="13.97cm" svg:y="17.145cm">
          <text:p text:style-name="P1">askAdj</text:p>
        </draw:rect>
        <draw:connector draw:style-name="gr14" draw:text-style-name="P1" draw:layer="layout" svg:x1="10.16cm" svg:y1="12.065cm" svg:x2="13.97cm" svg:y2="13.97cm" draw:start-shape="id19" draw:start-glue-point="1" draw:end-shape="id38" svg:d="M10160 12065h1905v1905h1905">
          <text:p/>
        </draw:connector>
        <draw:connector draw:style-name="gr14" draw:text-style-name="P1" draw:layer="layout" svg:x1="10.16cm" svg:y1="12.065cm" svg:x2="13.97cm" svg:y2="17.78cm" draw:start-shape="id19" draw:start-glue-point="1" draw:end-shape="id39" draw:end-glue-point="3" svg:d="M10160 12065h1905v5715h1905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 presentation:presentation-page-layout-name="AL2T1">
        <office:forms form:automatic-focus="false" form:apply-design-mode="false"/>
        <draw:frame draw:style-name="gr15" draw:text-style-name="P3" draw:layer="layout" svg:width="5.582cm" svg:height="0.886cm" svg:x="5.715cm" svg:y="0.635cm">
          <draw:text-box>
            <text:p><text:span text:style-name="T2">Objects Diagram</text:span></text:p>
          </draw:text-box>
        </draw:frame>
        <draw:rect draw:style-name="gr16" draw:text-style-name="P1" xml:id="id53" draw:id="id53" draw:layer="layout" svg:width="5.08cm" svg:height="1.27cm" svg:x="15.875cm" svg:y="0.635cm">
          <text:p text:style-name="P1">trader</text:p>
        </draw:rect>
        <draw:rect draw:style-name="gr16" draw:text-style-name="P1" xml:id="id45" draw:id="id45" draw:layer="layout" svg:width="2.54cm" svg:height="1.27cm" svg:x="16.51cm" svg:y="13.335cm">
          <text:p text:style-name="P1">Coins</text:p>
        </draw:rect>
        <draw:rect draw:style-name="gr16" draw:text-style-name="P1" xml:id="id40" draw:id="id40" draw:layer="layout" svg:width="3.81cm" svg:height="1.27cm" svg:x="14.605cm" svg:y="10.16cm">
          <text:p text:style-name="P1">TradingPairs</text:p>
        </draw:rect>
        <draw:rect draw:style-name="gr16" draw:text-style-name="P1" xml:id="id42" draw:id="id42" draw:layer="layout" svg:width="2.54cm" svg:height="1.27cm" svg:x="8.89cm" svg:y="6.985cm">
          <text:p text:style-name="P1">Exchange</text:p>
        </draw:rect>
        <draw:rect draw:style-name="gr16" draw:text-style-name="P1" xml:id="id48" draw:id="id48" draw:layer="layout" svg:width="2.54cm" svg:height="1.27cm" svg:x="7.62cm" svg:y="17.145cm">
          <text:p text:style-name="P1">Bids</text:p>
        </draw:rect>
        <draw:rect draw:style-name="gr16" draw:text-style-name="P1" xml:id="id49" draw:id="id49" draw:layer="layout" svg:width="2.54cm" svg:height="1.27cm" svg:x="3.81cm" svg:y="17.145cm">
          <text:p text:style-name="P1">Asks</text:p>
        </draw:rect>
        <draw:rect draw:style-name="gr16" draw:text-style-name="P1" xml:id="id43" draw:id="id43" draw:layer="layout" svg:width="3.81cm" svg:height="1.27cm" svg:x="22.225cm" svg:y="13.335cm">
          <text:p text:style-name="P1">TradeHistory</text:p>
        </draw:rect>
        <draw:rect draw:style-name="gr16" draw:text-style-name="P1" xml:id="id41" draw:id="id41" draw:layer="layout" svg:width="3.81cm" svg:height="1.27cm" svg:x="6.985cm" svg:y="13.335cm">
          <text:p text:style-name="P1">OrderBook</text:p>
        </draw:rect>
        <draw:rect draw:style-name="gr16" draw:text-style-name="P1" xml:id="id47" draw:id="id47" draw:layer="layout" svg:width="2.54cm" svg:height="1.27cm" svg:x="11.43cm" svg:y="17.145cm">
          <text:p text:style-name="P1">Spread</text:p>
        </draw:rect>
        <draw:rect draw:style-name="gr16" draw:text-style-name="P1" xml:id="id44" draw:id="id44" draw:layer="layout" svg:width="2.54cm" svg:height="1.27cm" svg:x="24.765cm" svg:y="17.145cm">
          <text:p text:style-name="P1">Buy</text:p>
        </draw:rect>
        <draw:rect draw:style-name="gr16" draw:text-style-name="P1" xml:id="id50" draw:id="id50" draw:layer="layout" svg:width="2.54cm" svg:height="1.27cm" svg:x="1.27cm" svg:y="10.16cm">
          <text:p text:style-name="P1">Accounts</text:p>
        </draw:rect>
        <draw:rect draw:style-name="gr16" draw:text-style-name="P1" xml:id="id51" draw:id="id51" draw:layer="layout" svg:width="2.54cm" svg:height="1.27cm" svg:x="1.27cm" svg:y="14.605cm">
          <text:p text:style-name="P1">Account</text:p>
        </draw:rect>
        <draw:connector draw:style-name="gr17" draw:text-style-name="P1" draw:layer="layout" svg:x1="16.51cm" svg:y1="11.43cm" svg:x2="8.89cm" svg:y2="13.335cm" draw:start-shape="id40" draw:start-glue-point="2" draw:end-shape="id41" svg:d="M16510 11430v953h-7620v952">
          <text:p/>
        </draw:connector>
        <draw:connector draw:style-name="gr17" draw:text-style-name="P1" draw:layer="layout" svg:x1="10.16cm" svg:y1="8.255cm" svg:x2="16.51cm" svg:y2="10.16cm" draw:start-shape="id42" draw:start-glue-point="2" draw:end-shape="id40" draw:end-glue-point="0" svg:d="M10160 8255v953h6350v952">
          <text:p/>
        </draw:connector>
        <draw:connector draw:style-name="gr17" draw:text-style-name="P1" draw:layer="layout" svg:x1="16.51cm" svg:y1="11.43cm" svg:x2="24.13cm" svg:y2="13.335cm" draw:start-shape="id40" draw:start-glue-point="2" draw:end-shape="id43" draw:end-glue-point="0" svg:d="M16510 11430v953h7620v952">
          <text:p/>
        </draw:connector>
        <draw:connector draw:style-name="gr17" draw:text-style-name="P1" draw:layer="layout" svg:x1="24.13cm" svg:y1="14.605cm" svg:x2="26.035cm" svg:y2="17.145cm" draw:start-shape="id43" draw:start-glue-point="2" draw:end-shape="id44" draw:end-glue-point="0" svg:d="M24130 14605v1270h1905v1270">
          <text:p/>
        </draw:connector>
        <draw:connector draw:style-name="gr17" draw:text-style-name="P1" draw:layer="layout" svg:x1="16.51cm" svg:y1="11.43cm" svg:x2="17.78cm" svg:y2="13.335cm" draw:start-shape="id40" draw:start-glue-point="2" draw:end-shape="id45" draw:end-glue-point="0" svg:d="M16510 11430v953h1270v952">
          <text:p/>
        </draw:connector>
        <draw:rect draw:style-name="gr16" draw:text-style-name="P1" xml:id="id46" draw:id="id46" draw:layer="layout" svg:width="2.54cm" svg:height="1.27cm" svg:x="17.145cm" svg:y="18.415cm">
          <text:p text:style-name="P1">Coin</text:p>
        </draw:rect>
        <draw:connector draw:style-name="gr17" draw:text-style-name="P1" draw:layer="layout" svg:x1="18.415cm" svg:y1="18.415cm" svg:x2="17.78cm" svg:y2="14.605cm" draw:start-shape="id46" draw:start-glue-point="0" draw:end-shape="id45" draw:end-glue-point="2" svg:d="M18415 18415v-1905h-635v-1905">
          <text:p/>
        </draw:connector>
        <draw:connector draw:style-name="gr17" draw:text-style-name="P1" draw:layer="layout" svg:x1="8.89cm" svg:y1="14.605cm" svg:x2="12.7cm" svg:y2="17.145cm" draw:start-shape="id41" draw:start-glue-point="2" draw:end-shape="id47" draw:end-glue-point="0" svg:d="M8890 14605v1270h3810v1270">
          <text:p/>
        </draw:connector>
        <draw:rect draw:style-name="gr16" draw:text-style-name="P1" xml:id="id54" draw:id="id54" draw:layer="layout" svg:width="2.54cm" svg:height="1.27cm" svg:x="3.81cm" svg:y="19.05cm">
          <text:p text:style-name="P1">Ask</text:p>
        </draw:rect>
        <draw:rect draw:style-name="gr16" draw:text-style-name="P1" xml:id="id55" draw:id="id55" draw:layer="layout" svg:width="2.54cm" svg:height="1.27cm" svg:x="7.62cm" svg:y="19.05cm">
          <text:p text:style-name="P1">Bid</text:p>
        </draw:rect>
        <draw:connector draw:style-name="gr17" draw:text-style-name="P1" draw:layer="layout" svg:x1="8.89cm" svg:y1="14.605cm" svg:x2="8.89cm" svg:y2="17.145cm" draw:start-shape="id41" draw:start-glue-point="2" draw:end-shape="id48" svg:d="M8890 14605v2540">
          <text:p/>
        </draw:connector>
        <draw:connector draw:style-name="gr17" draw:text-style-name="P1" draw:layer="layout" svg:x1="8.89cm" svg:y1="14.605cm" svg:x2="5.08cm" svg:y2="17.145cm" draw:start-shape="id41" draw:end-shape="id49" draw:end-glue-point="0" svg:d="M8890 14605v1270h-3810v1270">
          <text:p/>
        </draw:connector>
        <draw:connector draw:style-name="gr17" draw:text-style-name="P1" draw:layer="layout" svg:x1="10.16cm" svg:y1="8.255cm" svg:x2="2.54cm" svg:y2="10.16cm" draw:start-shape="id42" draw:start-glue-point="2" draw:end-shape="id50" draw:end-glue-point="0" svg:d="M10160 8255v953h-7620v952">
          <text:p/>
        </draw:connector>
        <draw:connector draw:style-name="gr17" draw:text-style-name="P1" draw:layer="layout" svg:x1="2.54cm" svg:y1="11.43cm" svg:x2="2.54cm" svg:y2="14.605cm" draw:start-shape="id50" draw:start-glue-point="2" draw:end-shape="id51" draw:end-glue-point="0" svg:d="M2540 11430v3175">
          <text:p/>
        </draw:connector>
        <draw:rect draw:style-name="gr16" draw:text-style-name="P1" xml:id="id52" draw:id="id52" draw:layer="layout" svg:width="3.175cm" svg:height="1.27cm" svg:x="12.065cm" svg:y="3.81cm">
          <text:p text:style-name="P1">Exchanges</text:p>
        </draw:rect>
        <draw:connector draw:style-name="gr17" draw:text-style-name="P1" draw:layer="layout" svg:x1="13.652cm" svg:y1="5.08cm" svg:x2="10.16cm" svg:y2="6.985cm" draw:start-shape="id52" draw:start-glue-point="2" draw:end-shape="id42" svg:d="M13652 5080v953h-3492v952">
          <text:p/>
        </draw:connector>
        <draw:connector draw:style-name="gr17" draw:text-style-name="P1" draw:layer="layout" svg:x1="18.415cm" svg:y1="1.905cm" svg:x2="13.652cm" svg:y2="3.81cm" draw:start-shape="id53" draw:start-glue-point="2" draw:end-shape="id52" draw:end-glue-point="0" svg:d="M18415 1905v953h-4763v952">
          <text:p/>
        </draw:connector>
        <draw:connector draw:style-name="gr17" draw:text-style-name="P1" draw:layer="layout" svg:x1="5.08cm" svg:y1="18.415cm" svg:x2="5.08cm" svg:y2="19.05cm" draw:start-shape="id49" draw:start-glue-point="2" draw:end-shape="id54" draw:end-glue-point="0" svg:d="M5080 18415v635">
          <text:p/>
        </draw:connector>
        <draw:connector draw:style-name="gr17" draw:text-style-name="P1" draw:layer="layout" svg:x1="8.89cm" svg:y1="18.415cm" svg:x2="8.89cm" svg:y2="19.05cm" draw:start-shape="id48" draw:start-glue-point="2" draw:end-shape="id55" draw:end-glue-point="0" svg:d="M8890 18415v635">
          <text:p/>
        </draw:connector>
        <draw:rect draw:style-name="gr16" draw:text-style-name="P1" xml:id="id56" draw:id="id56" draw:layer="layout" svg:width="2.54cm" svg:height="1.27cm" svg:x="21.59cm" svg:y="17.145cm">
          <text:p text:style-name="P1">Cell</text:p>
        </draw:rect>
        <draw:connector draw:style-name="gr17" draw:text-style-name="P1" draw:layer="layout" svg:x1="24.13cm" svg:y1="14.605cm" svg:x2="22.86cm" svg:y2="17.145cm" draw:start-shape="id43" draw:start-glue-point="2" draw:end-shape="id56" draw:end-glue-point="0" svg:d="M24130 14605v1270h-1270v1270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9H28M58S</meta:editing-duration>
    <meta:editing-cycles>16</meta:editing-cycles>
    <dc:title>BlankPresentation</dc:title>
    <meta:generator>OpenOffice/4.1.1$Win32 OpenOffice.org_project/411m6$Build-9775</meta:generator>
    <meta:initial-creator>james </meta:initial-creator>
    <dc:date>2015-03-10T12:03:37.69</dc:date>
    <meta:printed-by>james </meta:printed-by>
    <meta:print-date>2015-03-10T10:29:34.46</meta:print-date>
    <dc:creator>james </dc:creator>
    <meta:document-statistic meta:object-count="145"/>
  </office:meta>
</office:document-meta>
</file>